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'Andale Mono', 'Lucida Console', 'Nimbus Mono L', 'DejaVu Sans Mono', monospace, 'Courier New'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Preformatted_20_Text">
      <style:text-properties officeooo:rsid="000b4141" officeooo:paragraph-rsid="000b4141"/>
    </style:style>
    <style:style style:name="P3" style:family="paragraph" style:parent-style-name="Standard">
      <style:text-properties officeooo:rsid="000ce855" officeooo:paragraph-rsid="000ce855"/>
    </style:style>
    <style:style style:name="P4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5" style:family="paragraph" style:parent-style-name="Standard">
      <style:text-properties officeooo:rsid="000decf7" officeooo:paragraph-rsid="000decf7"/>
    </style:style>
    <style:style style:name="P6" style:family="paragraph" style:parent-style-name="Standard">
      <style:text-properties officeooo:rsid="000ee5f4" officeooo:paragraph-rsid="000ee5f4"/>
    </style:style>
    <style:style style:name="P7" style:family="paragraph" style:parent-style-name="Standard">
      <style:text-properties officeooo:rsid="000decf7" officeooo:paragraph-rsid="000decf7"/>
    </style:style>
    <style:style style:name="P8" style:family="paragraph" style:parent-style-name="Standard">
      <style:text-properties officeooo:rsid="0014fd68" officeooo:paragraph-rsid="0014fd68"/>
    </style:style>
    <style:style style:name="P9" style:family="paragraph" style:parent-style-name="Standard">
      <style:text-properties officeooo:paragraph-rsid="00162723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3" style:family="text">
      <style:text-properties officeooo:rsid="000f1eb9"/>
    </style:style>
    <style:style style:name="T4" style:family="text">
      <style:text-properties officeooo:rsid="001627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4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2"><text:span text:style-name="Source_20_Text"><text:span text:style-name="T1">sudo apt install libreadline-dev</text:span></text:span></text:p>
      <text:p text:style-name="P6">gcc … -lreadline</text:p>
      <text:p text:style-name="P6">/<text:span text:style-name="T3">001 /002 escape escape characters to have working history</text:span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/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/>
      <text:p text:style-name="P3"><text:soft-page-break/>fork</text:p>
      <text:p text:style-name="P3"><text:a xlink:type="simple" xlink:href="https://linux.die.net/man/3/fork" text:style-name="Internet_20_link" text:visited-style-name="Visited_20_Internet_20_Link">https://linux.die.net/man/3/fork</text:a></text:p>
      <text:p text:style-name="P3"/>
      <text:p text:style-name="P3">wait:</text:p>
      <text:p text:style-name="P3"><text:a xlink:type="simple" xlink:href="https://linux.die.net/man/3/wait" text:style-name="Internet_20_link" text:visited-style-name="Visited_20_Internet_20_Link">https://linux.die.net/man/3/wait</text:a></text:p>
      <text:p text:style-name="P3"/>
      <text:p text:style-name="P3">waitpid:</text:p>
      <text:p text:style-name="P3"><text:a xlink:type="simple" xlink:href="https://linux.die.net/man/3/waitpid" text:style-name="Internet_20_link" text:visited-style-name="Visited_20_Internet_20_Link">https://linux.die.net/man/3/waitpid</text:a></text:p>
      <text:p text:style-name="P3"/>
      <text:p text:style-name="P3">wait3, wait4:</text:p>
      <text:p text:style-name="P3"><text:a xlink:type="simple" xlink:href="https://linux.die.net/man/2/wait3" text:style-name="Internet_20_link" text:visited-style-name="Visited_20_Internet_20_Link">https://linux.die.net/man/2/wait3</text:a></text:p>
      <text:p text:style-name="P3"/>
      <text:p text:style-name="P3">signal:</text:p>
      <text:p text:style-name="P3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3"/>
      <text:p text:style-name="P3">sigaction:</text:p>
      <text:p text:style-name="P3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3"/>
      <text:p text:style-name="P3">sigemptyset:</text:p>
      <text:p text:style-name="P3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3"/>
      <text:p text:style-name="P3">sigaddset:</text:p>
      <text:p text:style-name="P3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3"/>
      <text:p text:style-name="P3">kill:</text:p>
      <text:p text:style-name="P3"><text:a xlink:type="simple" xlink:href="https://linux.die.net/man/3/kill" text:style-name="Internet_20_link" text:visited-style-name="Visited_20_Internet_20_Link">https://linux.die.net/man/3/kill</text:a></text:p>
      <text:p text:style-name="P3"/>
      <text:p text:style-name="P3">exit:</text:p>
      <text:p text:style-name="P3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3"/>
      <text:p text:style-name="P3">getcwd:</text:p>
      <text:p text:style-name="P3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3"><text:a xlink:type="simple" xlink:href="https://stackoverflow.com/questions/7140575/mac-os-x-lion-what-is-the-max-path-length" text:style-name="Internet_20_link" text:visited-style-name="Visited_20_Internet_20_Link">https://stackoverflow.com/questions/7140575/mac-os-x-lion-what-is-the-max-path-length</text:a></text:p>
      <text:p text:style-name="P3"/>
      <text:p text:style-name="P3">chdir:</text:p>
      <text:p text:style-name="P3"><text:a xlink:type="simple" xlink:href="https://linux.die.net/man/3/chdir" text:style-name="Internet_20_link" text:visited-style-name="Visited_20_Internet_20_Link">https://linux.die.net/man/3/chdir</text:a></text:p>
      <text:p text:style-name="P3"/>
      <text:p text:style-name="P3">stat:</text:p>
      <text:p text:style-name="P3"><text:a xlink:type="simple" xlink:href="https://linux.die.net/man/3/stat" text:style-name="Internet_20_link" text:visited-style-name="Visited_20_Internet_20_Link">https://linux.die.net/man/3/stat</text:a></text:p>
      <text:p text:style-name="P3"/>
      <text:p text:style-name="P3">lstat:</text:p>
      <text:p text:style-name="P3"><text:a xlink:type="simple" xlink:href="https://linux.die.net/man/3/lstat" text:style-name="Internet_20_link" text:visited-style-name="Visited_20_Internet_20_Link">https://linux.die.net/man/3/lstat</text:a></text:p>
      <text:p text:style-name="P3"/>
      <text:p text:style-name="P3">fstat:</text:p>
      <text:p text:style-name="P3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3"/>
      <text:p text:style-name="P3">unlink:</text:p>
      <text:p text:style-name="P3"><text:a xlink:type="simple" xlink:href="https://linux.die.net/man/3/unlink" text:style-name="Internet_20_link" text:visited-style-name="Visited_20_Internet_20_Link">https://linux.die.net/man/3/unlink</text:a></text:p>
      <text:p text:style-name="P3"/>
      <text:p text:style-name="P3">execve:</text:p>
      <text:p text:style-name="P3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3"/>
      <text:p text:style-name="P3"><text:soft-page-break/>dup, dup2:</text:p>
      <text:p text:style-name="P3"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3"/>
      <text:p text:style-name="P3">pipe:</text:p>
      <text:p text:style-name="P3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3"/>
      <text:p text:style-name="P3">opendir:</text:p>
      <text:p text:style-name="P3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3"/>
      <text:p text:style-name="P3">readdir:</text:p>
      <text:p text:style-name="P3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3"/>
      <text:p text:style-name="P3">closedir:</text:p>
      <text:p text:style-name="P3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3"/>
      <text:p text:style-name="P3">strerror:</text:p>
      <text:p text:style-name="P3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3"/>
      <text:p text:style-name="P3">perror:</text:p>
      <text:p text:style-name="P3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3"/>
      <text:p text:style-name="P5">isatty:</text:p>
      <text:p text:style-name="P5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5"/>
      <text:p text:style-name="P5">ttyname:</text:p>
      <text:p text:style-name="P5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5"/>
      <text:p text:style-name="P5">ttyslot:</text:p>
      <text:p text:style-name="P5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5"/>
      <text:p text:style-name="P5">ioctl:</text:p>
      <text:p text:style-name="P5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5"><text:a xlink:type="simple" xlink:href="https://embetronicx.com/tutorials/linux/device-drivers/ioctl-tutorial-in-linux/" text:style-name="Internet_20_link" text:visited-style-name="Visited_20_Internet_20_Link">https://embetronicx.com/tutorials/linux/device-drivers/ioctl-tutorial-in-linux/</text:a></text:p>
      <text:p text:style-name="P5"><text:a xlink:type="simple" xlink:href="https://stackoverflow.com/questions/15807846/ioctl-linux-device-driver" text:style-name="Internet_20_link" text:visited-style-name="Visited_20_Internet_20_Link">https://stackoverflow.com/questions/15807846/ioctl-linux-device-driver</text:a></text:p>
      <text:p text:style-name="P5"><text:a xlink:type="simple" xlink:href="https://github.com/winash1618/Minishell/blob/main/docs/ioctl.MD" text:style-name="Internet_20_link" text:visited-style-name="Visited_20_Internet_20_Link">https://github.com/winash1618/Minishell/blob/main/docs/ioctl.MD</text:a></text:p>
      <text:p text:style-name="P5"/>
      <text:p text:style-name="P5">getenv:</text:p>
      <text:p text:style-name="P5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5"/>
      <text:p text:style-name="P8">//termios:</text:p>
      <text:p text:style-name="P5"><text:a xlink:type="simple" xlink:href="https://man7.org/linux/man-pages/man3/termios.3.html" text:style-name="Internet_20_link" text:visited-style-name="Visited_20_Internet_20_Link">https://man7.org/linux/man-pages/man3/termios.3.html</text:a></text:p>
      <text:p text:style-name="P5"><text:a xlink:type="simple" xlink:href="https://github.com/winash1618/Minishell/blob/main/docs/tcattr.MD" text:style-name="Internet_20_link" text:visited-style-name="Visited_20_Internet_20_Link">https://github.com/winash1618/Minishell/blob/main/docs/tcattr.MD</text:a></text:p>
      <text:p text:style-name="P5"><text:a xlink:type="simple" xlink:href="https://stackoverflow.com/questions/35873843/when-setting-terminal-attributes-via-tcsetattrfd-can-fd-be-either-stdout" text:style-name="Internet_20_link" text:visited-style-name="Visited_20_Internet_20_Link">https://stackoverflow.com/questions/35873843/when-setting-terminal-attributes-via-tcsetattrfd-can-fd-be-either-stdout</text:a></text:p>
      <text:p text:style-name="P5"/>
      <text:p text:style-name="P5">tcsetattr:</text:p>
      <text:p text:style-name="P5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5"/>
      <text:p text:style-name="P5">tcgetattr:</text:p>
      <text:p text:style-name="P5"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5"/>
      <text:p text:style-name="P5"/>
      <text:p text:style-name="P5"><text:soft-page-break/>tgetent, tgetflag, tgetnum, tgetstr, tgoto, tputs:</text:p>
      <text:p text:style-name="P9"><text:span text:style-name="T4">compile with -lncurses</text:span></text:p>
      <text:p text:style-name="P5"><text:a xlink:type="simple" xlink:href="https://linux.die.net/man/3/tgetent" text:style-name="Internet_20_link" text:visited-style-name="Visited_20_Internet_20_Link">https://linux.die.net/man/3/tgetent</text:a></text:p>
      <text:p text:style-name="P5"><text:a xlink:type="simple" xlink:href="https://www.badprog.com/unix-gnu-linux-system-calls-using-tgetent" text:style-name="Internet_20_link" text:visited-style-name="Visited_20_Internet_20_Link">https://www.badprog.com/unix-gnu-linux-system-calls-using-tgetent</text:a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'Andale Mono', 'Lucida Console', 'Nimbus Mono L', 'DejaVu Sans Mono', monospace, 'Courier New'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11T17:21:01.035046739</dc:date>
    <meta:editing-duration>PT1H48M1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13" meta:word-count="140" meta:character-count="3651" meta:non-whitespace-character-count="3624"/>
  </office:meta>
</office:document-meta>
</file>